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0" style:family="table-cell" style:parent-style-name="Default"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2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20"/>
        <table:table-column table:style-name="co27" table:default-cell-style-name="ce20"/>
        <table:table-column table:style-name="co3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8"/>
        <table:table-column table:style-name="co36" table:default-cell-style-name="ce20"/>
        <table:table-column table:style-name="co37" table:default-cell-style-name="ce20"/>
        <table:table-column table:style-name="co14" table:number-columns-repeated="16371" table:default-cell-style-name="ce20"/>
        <table:table-row table:style-name="ro1"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Spell Casting Category</text:p>
          </table:table-cell>
          <table:table-cell table:style-name="ce7" office:value-type="string" calcext:value-type="string">
            <text:p>Magic Realm</text:p>
          </table:table-cell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Spell Book Page Title</text:p>
          </table:table-cell>
          <table:table-cell table:style-name="ce7" office:value-type="string" calcext:value-type="string">
            <text:p>CP TP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Target Type</text:p>
          </table:table-cell>
          <table:table-cell table:style-name="ce7" office:value-type="string" calcext:value-type="string">
            <text:p>Spell_Resistance_Modifier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1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1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1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1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1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1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1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1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1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21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1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1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1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1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21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21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1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21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21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1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1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1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1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1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1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1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1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1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1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21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1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21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21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21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21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1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1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1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21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1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21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1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1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21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1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1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21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1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1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21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1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1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21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1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1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1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1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21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1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21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1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1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1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1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21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1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1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1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1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1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1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1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1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1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1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21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1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1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1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1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1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1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1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1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1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1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1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1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1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1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1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1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10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1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1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1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1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21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1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1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1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21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1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1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1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1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1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1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1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1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1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1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1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1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1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1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10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21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21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21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21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1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21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1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1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1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1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1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1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1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21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1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1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1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1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21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21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1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1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1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21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1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1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1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1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1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21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1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1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21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21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1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1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1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1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1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1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1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1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21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1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1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21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1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1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21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1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1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21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1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1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21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1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21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1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21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21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1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21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21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1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1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21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21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1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1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1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1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20"/>
        <table:table-column table:style-name="co18" table:default-cell-style-name="ce20"/>
        <table:table-column table:style-name="co3" table:number-columns-repeated="2" table:default-cell-style-name="ce20"/>
        <table:table-column table:style-name="co14" table:number-columns-repeated="16380" table:default-cell-style-name="ce20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1" office:value-type="string" calcext:value-type="string">
            <text:p>scc_Summoning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1" office:value-type="string" calcext:value-type="string">
            <text:p>scc_Unit_Enchantment</text:p>
          </table:table-cell>
          <table:table-cell table:style-name="ce31" office:value-type="string" calcext:value-type="string">
            <text:p>1, 15</text:p>
          </table:table-cell>
          <table:table-cell table:style-name="ce31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3">scc_</text:span>City_Enchantment_Positive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1" office:value-type="string" calcext:value-type="string">
            <text:p><text:span text:style-name="T3">scc_</text:span>City_Enchantment_Negativ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21" office:value-type="string" calcext:value-type="string">
            <text:p>scc_Direct_Damage_Fixed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3">scc_</text:span>Special_Spell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3">scc_</text:span>Target_Wiz_Spell</text:p>
          </table:table-cell>
          <table:table-cell table:style-name="ce31" office:value-type="string" calcext:value-type="string">
            <text:p>6, 17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scc_Global_Enchantment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3">scc_</text:span>Battlefield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3">scc_</text:span>Resistable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3">scc_Unr</text:span>esistable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31"/>
          <table:table-cell table:style-name="ce31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3">scc_</text:span>Mundane_Curse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31" office:value-type="string" calcext:value-type="string">
            <text:p>6, 17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21" office:value-type="string" calcext:value-type="string">
            <text:p><text:span text:style-name="T3">scc_</text:span>Dispels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21" office:value-type="string" calcext:value-type="string">
            <text:p><text:span text:style-name="T3">scc_</text:span>Disenchants</text:p>
          </table:table-cell>
          <table:table-cell table:number-columns-repeated="2" table:style-name="ce31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21" office:value-type="string" calcext:value-type="string">
            <text:p><text:span text:style-name="T3">scc_</text:span>Disjunctions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21" office:value-type="string" calcext:value-type="string">
            <text:p><text:span text:style-name="T3">scc_Combat_</text:span>Counter_Magic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21" office:value-type="string" calcext:value-type="string">
            <text:p>scc_Direct_Damage_Variable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21" office:value-type="string" calcext:value-type="string">
            <text:p><text:span text:style-name="T3">scc_Combat_</text:span>Banish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20"/>
        <table:table-column table:style-name="co19" table:default-cell-style-name="ce20"/>
        <table:table-column table:style-name="co14" table:number-columns-repeated="16382" table:default-cell-style-name="ce20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2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6T09:00:39.256000000</dc:date>
    <meta:editing-duration>P21DT5H15M15S</meta:editing-duration>
    <meta:editing-cycles>99</meta:editing-cycles>
    <meta:document-statistic meta:table-count="7" meta:cell-count="3884" meta:object-count="0"/>
  </office:meta>
</office:document-meta>
</file>